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4.9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98cm" fo:min-width="4.28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4.28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88cm" fo:min-width="3.97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4.52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7.7cm" svg:height="3.3cm" svg:x="5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6cm" svg:height="2.3cm" svg:x="5cm" svg:y="8.5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85cm" svg:y1="7.2cm" svg:x2="8.8cm" svg:y2="8.5cm" draw:start-shape="id1" draw:start-glue-point="8" draw:end-shape="id2" draw:end-glue-point="5" svg:d="M8850 7200v651h-50v649" svg:viewBox="0 0 51 1301">
          <text:p/>
        </draw:connector>
        <draw:custom-shape draw:style-name="gr4" draw:text-style-name="P1" xml:id="id4" draw:id="id4" draw:layer="layout" svg:width="7.6cm" svg:height="3cm" svg:x="5.2cm" svg:y="18.5cm">
          <text:p text:style-name="P1">Wyprowadź: a *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3" draw:id="id3" draw:layer="layout" svg:width="7.1cm" svg:height="2.6cm" svg:x="5cm" svg:y="14cm">
          <text:p text:style-name="P1">Wyprowadź: 4 *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7.1cm" svg:height="3cm" svg:x="4.9cm" svg:y="23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8.8cm" svg:y1="10.8cm" svg:x2="8.55cm" svg:y2="14cm" draw:start-shape="id2" draw:start-glue-point="8" draw:end-shape="id3" svg:d="M8800 10800v1601h-250v1599" svg:viewBox="0 0 251 3201">
          <text:p/>
        </draw:connector>
        <draw:connector draw:style-name="gr3" draw:text-style-name="P2" draw:layer="layout" svg:x1="8.55cm" svg:y1="16.6cm" svg:x2="9cm" svg:y2="18.5cm" draw:start-shape="id3" draw:start-glue-point="8" draw:end-shape="id4" svg:d="M8550 16600v951h450v949" svg:viewBox="0 0 451 1901">
          <text:p/>
        </draw:connector>
        <draw:connector draw:style-name="gr3" draw:text-style-name="P2" draw:layer="layout" svg:x1="8.05cm" svg:y1="21.5cm" svg:x2="8.45cm" svg:y2="23.1cm" draw:start-shape="id4" draw:start-glue-point="7" draw:end-shape="id5" svg:d="M8050 21500v801h400v799" svg:viewBox="0 0 401 1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9:09.037390954</meta:creation-date>
    <dc:date>2020-09-09T12:20:01.171886497</dc:date>
    <meta:editing-duration>PT42S</meta:editing-duration>
    <meta:editing-cycles>1</meta:editing-cycles>
    <meta:document-statistic meta:object-count="9"/>
    <meta:generator>LibreOffice/6.4.5.2$Linux_X86_64 LibreOffice_project/40$Build-2</meta:generator>
  </office:meta>
</office:document-meta>
</file>